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c3c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c3c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c3c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c3c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c3c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c3c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c3c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c3c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c3c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c3c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c3c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c3c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c3c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c3c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c3c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c3c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c3c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berth Jesus Hurtado Herna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5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195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Alberto Hurtado Carrasqu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0504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2.5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9" meta:non-whitespace-character-count="1011"/>
    <meta:template xlink:type="simple" xlink:actuate="onRequest" xlink:title="Normal" xlink:href=""/>
  </office:meta>
</office:document-meta>
</file>